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DejaVu Sans Mono" svg:font-family="'DejaVu Sans Mono'" style:font-family-generic="modern" style:font-pitch="fixed"/>
    <style:font-face style:name="Unifont2" svg:font-family="Unifont" style:font-family-generic="modern" style:font-pitch="fixed"/>
    <style:font-face style:name="WenQuanYi Micro Hei Mono" svg:font-family="'WenQuanYi Micro Hei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officeooo:rsid="00146aa5" officeooo:paragraph-rsid="00146aa5"/>
    </style:style>
    <style:style style:name="P2" style:family="paragraph" style:parent-style-name="Heading_20_1">
      <style:text-properties officeooo:rsid="00146aa5" officeooo:paragraph-rsid="00146aa5"/>
    </style:style>
    <style:style style:name="P3" style:family="paragraph" style:parent-style-name="Header">
      <style:text-properties officeooo:rsid="00146aa5" officeooo:paragraph-rsid="00146aa5"/>
    </style:style>
    <style:style style:name="P4" style:family="paragraph" style:parent-style-name="Preformatted_20_Text">
      <style:text-properties fo:font-size="9pt" officeooo:rsid="00146aa5" officeooo:paragraph-rsid="00146aa5" style:font-size-asian="9pt" style:font-size-complex="9pt"/>
    </style:style>
    <style:style style:name="P5" style:family="paragraph" style:parent-style-name="Preformatted_20_Text">
      <style:text-properties fo:font-size="9pt" officeooo:rsid="00150c7e" officeooo:paragraph-rsid="00150c7e" style:font-size-asian="9pt" style:font-size-complex="9pt"/>
    </style:style>
    <style:style style:name="P6" style:family="paragraph" style:parent-style-name="Preformatted_20_Text">
      <style:text-properties fo:font-size="9pt" officeooo:rsid="0016bcf8" officeooo:paragraph-rsid="0016bcf8" style:font-size-asian="9pt" style:font-size-complex="9pt"/>
    </style:style>
    <style:style style:name="P7" style:family="paragraph" style:parent-style-name="Preformatted_20_Text">
      <style:text-properties fo:font-size="9pt" officeooo:rsid="0016bcf8" officeooo:paragraph-rsid="0016bcf8" style:font-size-asian="7.84999990463257pt" style:font-size-complex="9pt"/>
    </style:style>
    <style:style style:name="T1" style:family="text">
      <style:text-properties officeooo:rsid="00150c7e"/>
    </style:style>
    <style:style style:name="T2" style:family="text">
      <style:text-properties officeooo:rsid="0016bc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xercise 3*</text:h>
      <text:p text:style-name="P7"><text:span text:style-name="comment_5f_multi_5f_ocaml">(* definitions *)</text:span></text:p>
      <text:p text:style-name="P7">datatype <text:span text:style-name="symbol0_5f_ocaml">'</text:span>a <text:span text:style-name="keyword1_5f_ocaml">stream</text:span> <text:span text:style-name="symbol0_5f_ocaml">=</text:span> Cons <text:span text:style-name="keyword0_5f_ocaml">of</text:span> <text:span text:style-name="symbol0_5f_ocaml">'</text:span>a <text:span text:style-name="symbol0_5f_ocaml">*</text:span> <text:span text:style-name="symbol0_5f_ocaml">(</text:span>unit <text:span text:style-name="symbol0_5f_ocaml">-&gt;</text:span> <text:span text:style-name="symbol0_5f_ocaml">'</text:span>a <text:span text:style-name="keyword1_5f_ocaml">stream</text:span><text:span text:style-name="symbol0_5f_ocaml">);</text:span></text:p>
      <text:p text:style-name="P7"><text:span text:style-name="keyword0_5f_ocaml">fun</text:span> from n <text:span text:style-name="symbol0_5f_ocaml">=</text:span> Cons <text:span text:style-name="symbol0_5f_ocaml">(</text:span>n,fn <text:span text:style-name="symbol0_5f_ocaml">()</text:span> <text:span text:style-name="symbol0_5f_ocaml">=&gt;</text:span> from <text:span text:style-name="symbol0_5f_ocaml">(</text:span>n <text:span text:style-name="symbol0_5f_ocaml">+</text:span> <text:span text:style-name="number_5f_ocaml">1</text:span><text:span text:style-name="symbol0_5f_ocaml">))</text:span></text:p>
      <text:p text:style-name="P7"><text:span text:style-name="keyword0_5f_ocaml">fun</text:span> mapq f <text:span text:style-name="symbol0_5f_ocaml">(</text:span>Cons <text:span text:style-name="symbol0_5f_ocaml">(</text:span>x,xf<text:span text:style-name="symbol0_5f_ocaml">))</text:span> <text:span text:style-name="symbol0_5f_ocaml">=</text:span> Cons <text:span text:style-name="symbol0_5f_ocaml">(</text:span>f x,fn <text:span text:style-name="symbol0_5f_ocaml">()</text:span> <text:span text:style-name="symbol0_5f_ocaml">=&gt;</text:span> mapq f <text:span text:style-name="symbol0_5f_ocaml">(</text:span>xf <text:span text:style-name="symbol0_5f_ocaml">()))</text:span></text:p>
      <text:p text:style-name="P7"><text:span text:style-name="keyword0_5f_ocaml">fun</text:span> map2 f <text:span text:style-name="symbol0_5f_ocaml">(</text:span>Cons <text:span text:style-name="symbol0_5f_ocaml">(</text:span>x,xf<text:span text:style-name="symbol0_5f_ocaml">))</text:span> <text:span text:style-name="symbol0_5f_ocaml">(</text:span>Cons <text:span text:style-name="symbol0_5f_ocaml">(</text:span>y,yf<text:span text:style-name="symbol0_5f_ocaml">))</text:span> <text:span text:style-name="symbol0_5f_ocaml">=</text:span> Cons <text:span text:style-name="symbol0_5f_ocaml">(</text:span>f x y,fn <text:span text:style-name="symbol0_5f_ocaml">()</text:span> <text:span text:style-name="symbol0_5f_ocaml">=&gt;</text:span> map2 f <text:span text:style-name="symbol0_5f_ocaml">(</text:span>xf <text:span text:style-name="symbol0_5f_ocaml">())</text:span> <text:span text:style-name="symbol0_5f_ocaml">(</text:span>yf <text:span text:style-name="symbol0_5f_ocaml">()));</text:span></text:p>
      <text:p text:style-name="P7"><text:span text:style-name="keyword0_5f_ocaml">fun</text:span> get <text:span text:style-name="symbol0_5f_ocaml">(</text:span><text:span text:style-name="number_5f_ocaml">0</text:span>,_<text:span text:style-name="symbol0_5f_ocaml">)</text:span> <text:span text:style-name="symbol0_5f_ocaml">=</text:span> <text:span text:style-name="symbol0_5f_ocaml">[]</text:span></text:p>
      <text:p text:style-name="P7"><text:s text:c="2"/><text:span text:style-name="symbol0_5f_ocaml">|</text:span> get <text:span text:style-name="symbol0_5f_ocaml">(</text:span>n,Cons <text:span text:style-name="symbol0_5f_ocaml">(</text:span>x,xf<text:span text:style-name="symbol0_5f_ocaml">))</text:span> <text:span text:style-name="symbol0_5f_ocaml">=</text:span> x <text:span text:style-name="symbol0_5f_ocaml">::</text:span> get <text:span text:style-name="symbol0_5f_ocaml">(</text:span>n <text:span text:style-name="symbol0_5f_ocaml">-</text:span> <text:span text:style-name="number_5f_ocaml">1</text:span>,xf <text:span text:style-name="symbol0_5f_ocaml">());</text:span></text:p>
      <text:p text:style-name="P7"><text:span text:style-name="keyword0_5f_ocaml">fun</text:span> tail <text:span text:style-name="symbol0_5f_ocaml">(</text:span>Cons <text:span text:style-name="symbol0_5f_ocaml">(</text:span>_,xf<text:span text:style-name="symbol0_5f_ocaml">))</text:span> <text:span text:style-name="symbol0_5f_ocaml">=</text:span> xf <text:span text:style-name="symbol0_5f_ocaml">();</text:span></text:p>
      <text:p text:style-name="P7"><text:span text:style-name="keyword0_5f_ocaml">fun</text:span> plus x y <text:span text:style-name="symbol0_5f_ocaml">=</text:span> x <text:span text:style-name="symbol0_5f_ocaml">+</text:span> y<text:span text:style-name="symbol0_5f_ocaml">;</text:span></text:p>
      <text:p text:style-name="P7"><text:span text:style-name="keyword0_5f_ocaml">fun</text:span> nth <text:span text:style-name="symbol0_5f_ocaml">(</text:span>Cons <text:span text:style-name="symbol0_5f_ocaml">(</text:span>x,_<text:span text:style-name="symbol0_5f_ocaml">)</text:span>,<text:span text:style-name="number_5f_ocaml">1</text:span><text:span text:style-name="symbol0_5f_ocaml">)</text:span> <text:span text:style-name="symbol0_5f_ocaml">=</text:span> x</text:p>
      <text:p text:style-name="P7"><text:s text:c="2"/><text:span text:style-name="symbol0_5f_ocaml">|</text:span> nth <text:span text:style-name="symbol0_5f_ocaml">(</text:span>Cons <text:span text:style-name="symbol0_5f_ocaml">(</text:span>_,xf<text:span text:style-name="symbol0_5f_ocaml">)</text:span>,n<text:span text:style-name="symbol0_5f_ocaml">)</text:span> <text:span text:style-name="symbol0_5f_ocaml">=</text:span> nth <text:span text:style-name="symbol0_5f_ocaml">(</text:span>xf <text:span text:style-name="symbol0_5f_ocaml">()</text:span>,n <text:span text:style-name="symbol0_5f_ocaml">-</text:span> <text:span text:style-name="number_5f_ocaml">1</text:span><text:span text:style-name="symbol0_5f_ocaml">);</text:span></text:p>
      <text:p text:style-name="P7"/>
      <text:p text:style-name="P7"><text:span text:style-name="comment_5f_multi_5f_ocaml">(* 1 *)</text:span></text:p>
      <text:p text:style-name="P7"><text:span text:style-name="keyword0_5f_ocaml">fun</text:span> fibs <text:span text:style-name="symbol0_5f_ocaml">()</text:span> <text:span text:style-name="symbol0_5f_ocaml">=</text:span> Cons <text:span text:style-name="symbol0_5f_ocaml">(</text:span><text:span text:style-name="number_5f_ocaml">1</text:span>,fn <text:span text:style-name="symbol0_5f_ocaml">()</text:span> <text:span text:style-name="symbol0_5f_ocaml">=&gt;</text:span> Cons <text:span text:style-name="symbol0_5f_ocaml">(</text:span><text:span text:style-name="number_5f_ocaml">1</text:span>,fn <text:span text:style-name="symbol0_5f_ocaml">()</text:span> <text:span text:style-name="symbol0_5f_ocaml">=&gt;</text:span> map2 plus <text:span text:style-name="symbol0_5f_ocaml">(</text:span>fibs <text:span text:style-name="symbol0_5f_ocaml">())</text:span> <text:span text:style-name="symbol0_5f_ocaml">(</text:span>tail <text:span text:style-name="symbol0_5f_ocaml">(</text:span>fibs <text:span text:style-name="symbol0_5f_ocaml">()))));</text:span></text:p>
      <text:p text:style-name="P7"/>
      <text:p text:style-name="P7"><text:span text:style-name="comment_5f_multi_5f_ocaml">(* 2 *)</text:span></text:p>
      <text:p text:style-name="P7"><text:span text:style-name="keyword0_5f_ocaml">fun</text:span> merge <text:span text:style-name="symbol0_5f_ocaml">(</text:span>xs <text:span text:style-name="keyword0_5f_ocaml">as</text:span> Cons <text:span text:style-name="symbol0_5f_ocaml">(</text:span>x,xf<text:span text:style-name="symbol0_5f_ocaml">)</text:span>,ys <text:span text:style-name="keyword0_5f_ocaml">as</text:span> Cons <text:span text:style-name="symbol0_5f_ocaml">(</text:span>y,yf<text:span text:style-name="symbol0_5f_ocaml">))</text:span> <text:span text:style-name="symbol0_5f_ocaml">=</text:span></text:p>
      <text:p text:style-name="P7"><text:s text:c="4"/><text:span text:style-name="keyword0_5f_ocaml">if</text:span> x <text:span text:style-name="symbol0_5f_ocaml">=</text:span> y <text:span text:style-name="keyword0_5f_ocaml">then</text:span></text:p>
      <text:p text:style-name="P7"><text:s text:c="8"/>Cons <text:span text:style-name="symbol0_5f_ocaml">(</text:span>x,fn <text:span text:style-name="symbol0_5f_ocaml">()</text:span> <text:span text:style-name="symbol0_5f_ocaml">=&gt;</text:span> merge <text:span text:style-name="symbol0_5f_ocaml">(</text:span>xf <text:span text:style-name="symbol0_5f_ocaml">()</text:span>,yf <text:span text:style-name="symbol0_5f_ocaml">()))</text:span></text:p>
      <text:p text:style-name="P7"><text:s text:c="4"/><text:span text:style-name="keyword0_5f_ocaml">else</text:span> <text:span text:style-name="keyword0_5f_ocaml">if</text:span> x <text:span text:style-name="symbol0_5f_ocaml">&lt;</text:span> y <text:span text:style-name="keyword0_5f_ocaml">then</text:span></text:p>
      <text:p text:style-name="P7"><text:s text:c="8"/>Cons <text:span text:style-name="symbol0_5f_ocaml">(</text:span>x,fn <text:span text:style-name="symbol0_5f_ocaml">()</text:span> <text:span text:style-name="symbol0_5f_ocaml">=&gt;</text:span> merge <text:span text:style-name="symbol0_5f_ocaml">(</text:span>xf <text:span text:style-name="symbol0_5f_ocaml">()</text:span>,ys<text:span text:style-name="symbol0_5f_ocaml">))</text:span></text:p>
      <text:p text:style-name="P7"><text:s text:c="4"/><text:span text:style-name="keyword0_5f_ocaml">else</text:span></text:p>
      <text:p text:style-name="P7"><text:s text:c="8"/>Cons <text:span text:style-name="symbol0_5f_ocaml">(</text:span>y,fn <text:span text:style-name="symbol0_5f_ocaml">()</text:span> <text:span text:style-name="symbol0_5f_ocaml">=&gt;</text:span> merge <text:span text:style-name="symbol0_5f_ocaml">(</text:span>xs,yf <text:span text:style-name="symbol0_5f_ocaml">()));</text:span></text:p>
      <text:p text:style-name="P7"/>
      <text:p text:style-name="P7"><text:span text:style-name="comment_5f_multi_5f_ocaml">(* 3 *)</text:span></text:p>
      <text:p text:style-name="P7"><text:span text:style-name="keyword0_5f_ocaml">fun</text:span> mult x y <text:span text:style-name="symbol0_5f_ocaml">=</text:span> x <text:span text:style-name="symbol0_5f_ocaml">*</text:span> y<text:span text:style-name="symbol0_5f_ocaml">;</text:span></text:p>
      <text:p text:style-name="P7"><text:span text:style-name="keyword0_5f_ocaml">fun</text:span> multiplesOf2And3 <text:span text:style-name="symbol0_5f_ocaml">()</text:span> <text:span text:style-name="symbol0_5f_ocaml">=</text:span> Cons <text:span text:style-name="symbol0_5f_ocaml">(</text:span><text:span text:style-name="number_5f_ocaml">1</text:span>,fn <text:span text:style-name="symbol0_5f_ocaml">()</text:span> <text:span text:style-name="symbol0_5f_ocaml">=&gt;</text:span> merge <text:span text:style-name="symbol0_5f_ocaml">(</text:span>mapq <text:span text:style-name="symbol0_5f_ocaml">(</text:span>mult <text:span text:style-name="number_5f_ocaml">2</text:span><text:span text:style-name="symbol0_5f_ocaml">)</text:span> <text:span text:style-name="symbol0_5f_ocaml">(</text:span>multiplesOf2And3 <text:span text:style-name="symbol0_5f_ocaml">())</text:span>,</text:p>
      <text:p text:style-name="P7"><text:s text:c="50"/>mapq <text:span text:style-name="symbol0_5f_ocaml">(</text:span>mult <text:span text:style-name="number_5f_ocaml">3</text:span><text:span text:style-name="symbol0_5f_ocaml">)</text:span> <text:span text:style-name="symbol0_5f_ocaml">(</text:span>multiplesOf2And3 <text:span text:style-name="symbol0_5f_ocaml">())));</text:span></text:p>
      <text:p text:style-name="P7"><text:span text:style-name="comment_5f_multi_5f_ocaml">(* 4 *)</text:span></text:p>
      <text:p text:style-name="P7"><text:span text:style-name="keyword0_5f_ocaml">fun</text:span> hammingNumbers <text:span text:style-name="symbol0_5f_ocaml">()</text:span> <text:span text:style-name="symbol0_5f_ocaml">=</text:span></text:p>
      <text:p text:style-name="P7"><text:s text:c="4"/>Cons <text:span text:style-name="symbol0_5f_ocaml">(</text:span><text:span text:style-name="number_5f_ocaml">1</text:span>,fn <text:span text:style-name="symbol0_5f_ocaml">()</text:span> <text:span text:style-name="symbol0_5f_ocaml">=&gt;</text:span> merge <text:span text:style-name="symbol0_5f_ocaml">(</text:span>merge <text:span text:style-name="symbol0_5f_ocaml">(</text:span>mapq <text:span text:style-name="symbol0_5f_ocaml">(</text:span>mult <text:span text:style-name="number_5f_ocaml">2</text:span><text:span text:style-name="symbol0_5f_ocaml">)</text:span> <text:span text:style-name="symbol0_5f_ocaml">(</text:span>hammingNumbers <text:span text:style-name="symbol0_5f_ocaml">())</text:span>,</text:p>
      <text:p text:style-name="P7"><text:s text:c="35"/>mapq <text:span text:style-name="symbol0_5f_ocaml">(</text:span>mult <text:span text:style-name="number_5f_ocaml">3</text:span><text:span text:style-name="symbol0_5f_ocaml">)</text:span> <text:span text:style-name="symbol0_5f_ocaml">(</text:span>hammingNumbers <text:span text:style-name="symbol0_5f_ocaml">()))</text:span>,</text:p>
      <text:p text:style-name="P7"><text:s text:c="28"/>mapq <text:span text:style-name="symbol0_5f_ocaml">(</text:span>mult <text:span text:style-name="number_5f_ocaml">5</text:span><text:span text:style-name="symbol0_5f_ocaml">)</text:span> <text:span text:style-name="symbol0_5f_ocaml">(</text:span>hammingNumbers <text:span text:style-name="symbol0_5f_ocaml">())));</text:span></text:p>
      <text:p text:style-name="P1">Tests:</text:p>
      <text:p text:style-name="P4"><text:span text:style-name="symbol0_5f_ocaml">-</text:span> <text:span text:style-name="comment_5f_multi_5f_ocaml">(* 1 *)</text:span></text:p>
      <text:p text:style-name="P4"><text:span text:style-name="symbol0_5f_ocaml">-</text:span> nth <text:span text:style-name="symbol0_5f_ocaml">(</text:span>fibs <text:span text:style-name="symbol0_5f_ocaml">()</text:span>,<text:span text:style-name="number_5f_ocaml">15</text:span><text:span text:style-name="symbol0_5f_ocaml">);</text:span></text:p>
      <text:p text:style-name="P4"><text:span text:style-name="keyword0_5f_ocaml">val</text:span> it <text:span text:style-name="symbol0_5f_ocaml">=</text:span> <text:span text:style-name="number_5f_ocaml">610</text:span> <text:span text:style-name="symbol0_5f_ocaml">:</text:span> int</text:p>
      <text:p text:style-name="P4"><text:span text:style-name="symbol0_5f_ocaml">-</text:span> <text:span text:style-name="comment_5f_multi_5f_ocaml">(* 2 *)</text:span></text:p>
      <text:p text:style-name="P4"><text:span text:style-name="symbol0_5f_ocaml">-</text:span> get <text:span text:style-name="symbol0_5f_ocaml">(</text:span><text:span text:style-name="number_5f_ocaml">12</text:span>,merge <text:span text:style-name="symbol0_5f_ocaml">(</text:span>mapq <text:span text:style-name="symbol0_5f_ocaml">(</text:span>fn n <text:span text:style-name="symbol0_5f_ocaml">=&gt;</text:span> <text:span text:style-name="number_5f_ocaml">3</text:span> <text:span text:style-name="symbol0_5f_ocaml">*</text:span> n<text:span text:style-name="symbol0_5f_ocaml">)</text:span> <text:span text:style-name="symbol0_5f_ocaml">(</text:span>from <text:span text:style-name="number_5f_ocaml">0</text:span><text:span text:style-name="symbol0_5f_ocaml">)</text:span>,mapq <text:span text:style-name="symbol0_5f_ocaml">(</text:span>fn n <text:span text:style-name="symbol0_5f_ocaml">=&gt;</text:span> <text:span text:style-name="number_5f_ocaml">5</text:span> <text:span text:style-name="symbol0_5f_ocaml">*</text:span> n<text:span text:style-name="symbol0_5f_ocaml">)</text:span> <text:span text:style-name="symbol0_5f_ocaml">(</text:span>from <text:span text:style-name="number_5f_ocaml">0</text:span><text:span text:style-name="symbol0_5f_ocaml">)));</text:span></text:p>
      <text:p text:style-name="P4"><text:span text:style-name="keyword0_5f_ocaml">val</text:span> it <text:span text:style-name="symbol0_5f_ocaml">=</text:span> <text:span text:style-name="symbol0_5f_ocaml">[</text:span><text:span text:style-name="number_5f_ocaml">0</text:span>,<text:span text:style-name="number_5f_ocaml">3</text:span>,<text:span text:style-name="number_5f_ocaml">5</text:span>,<text:span text:style-name="number_5f_ocaml">6</text:span>,<text:span text:style-name="number_5f_ocaml">9</text:span>,<text:span text:style-name="number_5f_ocaml">10</text:span>,<text:span text:style-name="number_5f_ocaml">12</text:span>,<text:span text:style-name="number_5f_ocaml">15</text:span>,<text:span text:style-name="number_5f_ocaml">18</text:span>,<text:span text:style-name="number_5f_ocaml">20</text:span>,<text:span text:style-name="number_5f_ocaml">21</text:span>,<text:span text:style-name="number_5f_ocaml">24</text:span><text:span text:style-name="symbol0_5f_ocaml">]</text:span> <text:span text:style-name="symbol0_5f_ocaml">:</text:span> int <text:span text:style-name="keyword1_5f_ocaml">list</text:span></text:p>
      <text:p text:style-name="P4"><text:span text:style-name="symbol0_5f_ocaml">-</text:span> <text:span text:style-name="comment_5f_multi_5f_ocaml"><text:span text:style-name="T1">(* 3 *)</text:span></text:span></text:p>
      <text:p text:style-name="P5"><text:span text:style-name="symbol0_5f_ocaml">-</text:span> get <text:span text:style-name="symbol0_5f_ocaml">(</text:span><text:span text:style-name="number_5f_ocaml">12</text:span>,multiplesOf2And3 <text:span text:style-name="symbol0_5f_ocaml">());</text:span></text:p>
      <text:p text:style-name="P5"><text:span text:style-name="keyword0_5f_ocaml">val</text:span> it <text:span text:style-name="symbol0_5f_ocaml">=</text:span> <text:span text:style-name="symbol0_5f_ocaml">[</text:span><text:span text:style-name="number_5f_ocaml">1</text:span>,<text:span text:style-name="number_5f_ocaml">2</text:span>,<text:span text:style-name="number_5f_ocaml">3</text:span>,<text:span text:style-name="number_5f_ocaml">4</text:span>,<text:span text:style-name="number_5f_ocaml">6</text:span>,<text:span text:style-name="number_5f_ocaml">8</text:span>,<text:span text:style-name="number_5f_ocaml">9</text:span>,<text:span text:style-name="number_5f_ocaml">12</text:span>,<text:span text:style-name="number_5f_ocaml">16</text:span>,<text:span text:style-name="number_5f_ocaml">18</text:span>,<text:span text:style-name="number_5f_ocaml">24</text:span>,<text:span text:style-name="number_5f_ocaml">27</text:span><text:span text:style-name="symbol0_5f_ocaml">]</text:span> <text:span text:style-name="symbol0_5f_ocaml">:</text:span> int <text:span text:style-name="keyword1_5f_ocaml">list</text:span></text:p>
      <text:p text:style-name="P5"><text:span text:style-name="symbol0_5f_ocaml">-</text:span> <text:span text:style-name="comment_5f_multi_5f_ocaml"><text:span text:style-name="T2">(* 4 *)</text:span></text:span></text:p>
      <text:p text:style-name="P6"><text:span text:style-name="symbol0_5f_ocaml">-</text:span> nth <text:span text:style-name="symbol0_5f_ocaml">(</text:span>hammingNumbers <text:span text:style-name="symbol0_5f_ocaml">()</text:span>,<text:span text:style-name="number_5f_ocaml">60</text:span><text:span text:style-name="symbol0_5f_ocaml">);</text:span></text:p>
      <text:p text:style-name="P6"><text:span text:style-name="keyword0_5f_ocaml">val</text:span> it <text:span text:style-name="symbol0_5f_ocaml">=</text:span> <text:span text:style-name="number_5f_ocaml">384</text:span> <text:span text:style-name="symbol0_5f_ocaml">:</text:span> i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font1" svg:font-family="Unifont"/>
    <style:font-face style:name="DejaVu Sans Mono" svg:font-family="'DejaVu Sans Mono'" style:font-family-generic="modern" style:font-pitch="fixed"/>
    <style:font-face style:name="Unifont2" svg:font-family="Unifont" style:font-family-generic="modern" style:font-pitch="fixed"/>
    <style:font-face style:name="WenQuanYi Micro Hei Mono" svg:font-family="'WenQuanYi Micro Hei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Baekmuk Batang" style:font-size-asian="10.5pt" style:language-asian="ko" style:country-asian="KR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Baekmuk Batang" style:font-size-asian="10.5pt" style:language-asian="ko" style:country-asian="KR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Baekmuk Batang" style:font-family-asian="'Baekmuk Batang'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Unifont2" style:font-family-complex="Unifont" style:font-family-generic-complex="modern" style:font-pitch-complex="fixed" style:font-size-complex="10pt"/>
    </style:style>
    <style:style style:name="symbol0_5f_ocaml" style:display-name="symbol0_ocaml" style:family="text">
      <style:text-properties fo:color="#a52a2a" fo:font-style="normal" fo:font-weight="normal"/>
    </style:style>
    <style:style style:name="comment_5f_multi_5f_ocaml" style:display-name="comment_multi_ocaml" style:family="text">
      <style:text-properties fo:color="#5d478b" fo:font-style="italic" fo:font-weight="normal"/>
    </style:style>
    <style:style style:name="number_5f_ocaml" style:display-name="number_ocaml" style:family="text">
      <style:text-properties fo:color="#cc66cc" fo:font-style="normal" fo:font-weight="normal"/>
    </style:style>
    <style:style style:name="keyword0_5f_ocaml" style:display-name="keyword0_ocaml" style:family="text">
      <style:text-properties fo:color="#0066cc" fo:font-style="normal" fo:font-weight="bold"/>
    </style:style>
    <style:style style:name="keyword1_5f_ocaml" style:display-name="keyword1_ocaml" style:family="text">
      <style:text-properties fo:color="#0066cc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6aa5" officeooo:paragraph-rsid="00146a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mes Wood<text:tab/><text:tab/>jdw7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10-27T16:37:43.441896187</meta:creation-date>
    <dc:date>2014-10-27T17:22:10.279194938</dc:date>
    <dc:creator>James </dc:creator>
    <meta:editing-duration>PT14M5S</meta:editing-duration>
    <meta:editing-cycles>1</meta:editing-cycles>
    <meta:document-statistic meta:table-count="0" meta:image-count="0" meta:object-count="0" meta:page-count="1" meta:paragraph-count="45" meta:word-count="317" meta:character-count="1582" meta:non-whitespace-character-count="1148"/>
    <meta:generator>LibreOffice/4.2.6.3$Linux_X86_64 LibreOffice_project/420m0$Build-3</meta:generator>
  </office:meta>
</office:document-meta>
</file>